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eração de mock de dado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oão vitor paulino martins</text:p>
            <text:p>Tiago benetel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as a serem resolvidos</text:p>
          </draw:text-box>
        </draw:frame>
        <draw:frame presentation:style-name="pr5" draw:layer="layout" svg:width="25.5cm" svg:height="6.8cm" svg:x="1.4cm" svg:y="7.2cm" presentation:class="outline" presentation:user-transformed="true">
          <draw:text-box>
            <text:list text:style-name="L3">
              <text:list-item>
                <text:p>Necessidade de dados mais reais para testes no banco de Dados;</text:p>
              </text:list-item>
              <text:list-item>
                <text:p/>
              </text:list-item>
              <text:list-item>
                <text:p>Demora para criação de dados de forma manual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ção Proposta </text:p>
          </draw:text-box>
        </draw:frame>
        <draw:frame presentation:style-name="pr5" draw:layer="layout" svg:width="25.5cm" svg:height="3.5cm" svg:x="1.2cm" svg:y="9.5cm" presentation:class="outline" presentation:user-transformed="true">
          <draw:text-box>
            <text:list text:style-name="L3">
              <text:list-item>
                <text:p>Criação de um Api que gera mock de Dados </text:p>
              </text:list-item>
              <text:list-item>
                <text:p>De pessoas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ços usados</text:p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Serviço de Consulta de nomes;</text:p>
              </text:list-item>
              <text:list-item>
                <text:p text:style-name="P2">Serviço de Consulta de Cpf;</text:p>
              </text:list-item>
              <text:list-item>
                <text:p>Serviço de Consulta de Cep;</text:p>
              </text:list-item>
              <text:list-item>
                <text:p text:style-name="P2"/>
              </text:list-item>
              <text:list-item>
                <text:p>Serviço de Consulta de Endereço (ViaCep);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madas dos projetos</text:p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APP – Concentram os end-points das Aplicações;</text:p>
                <text:p/>
              </text:list-item>
              <text:list-item>
                <text:p>Models – Concentram as entidades usadas e acesso aos dados ao banco</text:p>
              </text:list-item>
              <text:list-item>
                <text:p/>
              </text:list-item>
              <text:list-item>
                <text:p>Services – Camada de Acesso aos metodos de Cru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licações</text:p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header>
                <text:p>Uma Aplicação fornece os serviços de consulta de nomes, cpfs e Ceps</text:p>
              </text:list-header>
              <text:list-item>
                <text:p/>
              </text:list-item>
              <text:list-item>
                <text:p><text:span text:style-name="T1">A outra Aplicação Consome os serviços de </text:span>nomes, cpfs, Ceps e endereço, e gera uma pessoa fictíci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monstraçã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brigado!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9:16:31.282163285</meta:creation-date>
    <meta:editing-duration>PT1H10M14S</meta:editing-duration>
    <meta:editing-cycles>2</meta:editing-cycles>
    <meta:generator>LibreOffice/6.2.3.2$Linux_X86_64 LibreOffice_project/20$Build-2</meta:generator>
    <dc:title>Alizarin</dc:title>
    <dc:date>2019-05-21T21:37:32.199776788</dc:date>
    <meta:document-statistic meta:object-count="67"/>
  </office:meta>
</office:document-meta>
</file>